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ff3333" fo:font-size="12pt" fo:language="de" fo:country="DE" fo:font-weight="bold" officeooo:rsid="001bd6d7" officeooo:paragraph-rsid="001bd6d7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color="#ff3333" style:font-name="Liberation Mono" fo:font-size="12pt" fo:language="de" fo:country="DE" fo:font-weight="bold" officeooo:rsid="001bd6d7" officeooo:paragraph-rsid="001bd6d7" style:font-name-asian="Nimbus Mono L" style:font-size-asian="12pt" style:font-weight-asian="bold" style:font-name-complex="Liberation Mono" style:font-size-complex="12pt" style:font-weight-complex="bold"/>
    </style:style>
    <style:style style:name="P3" style:family="paragraph" style:parent-style-name="Preformatted_20_Text">
      <style:text-properties fo:color="#ff3333" style:font-name="Liberation Mono" fo:font-size="10pt" fo:language="de" fo:country="DE" fo:font-weight="normal" officeooo:rsid="001bd6d7" officeooo:paragraph-rsid="001bd6d7" style:font-name-asian="Nimbus Mono L" style:font-size-asian="10pt" style:font-weight-asian="normal" style:font-name-complex="Liberation Mono" style:font-size-complex="10pt" style:font-weight-complex="normal"/>
    </style:style>
    <style:style style:name="P4" style:family="paragraph" style:parent-style-name="Preformatted_20_Text">
      <style:text-properties fo:color="#ff3333" style:font-name="Liberation Mono" fo:font-size="10pt" fo:language="de" fo:country="DE" officeooo:rsid="001bd6d7" officeooo:paragraph-rsid="001dbd24" style:font-name-asian="Nimbus Mono L" style:font-size-asian="10pt" style:font-name-complex="Liberation Mono" style:font-size-complex="10pt"/>
    </style:style>
    <style:style style:name="P5" style:family="paragraph" style:parent-style-name="Preformatted_20_Text">
      <style:text-properties fo:color="#ff3333" fo:language="de" fo:country="DE" officeooo:rsid="001bd6d7" officeooo:paragraph-rsid="001bd6d7"/>
    </style:style>
    <style:style style:name="P6" style:family="paragraph" style:parent-style-name="Preformatted_20_Text">
      <style:text-properties fo:color="#3333ff" fo:language="de" fo:country="DE" officeooo:rsid="001bd6d7" officeooo:paragraph-rsid="001bd6d7"/>
    </style:style>
    <style:style style:name="P7" style:family="paragraph" style:parent-style-name="Preformatted_20_Text">
      <style:text-properties fo:color="#3333ff" style:font-name="Liberation Mono" fo:font-size="10pt" fo:language="de" fo:country="DE" fo:font-weight="normal" officeooo:rsid="001bd6d7" officeooo:paragraph-rsid="001bd6d7" style:font-name-asian="Nimbus Mono L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style:text-properties fo:color="#009900" style:font-name="Liberation Mono" fo:font-size="10pt" fo:language="de" fo:country="DE" fo:font-weight="normal" officeooo:rsid="001bd6d7" officeooo:paragraph-rsid="001bd6d7" style:font-name-asian="Nimbus Mono L" style:font-size-asian="10pt" style:font-weight-asian="normal" style:font-name-complex="Liberation Mono" style:font-size-complex="10pt" style:font-weight-complex="normal"/>
    </style:style>
    <style:style style:name="P9" style:family="paragraph" style:parent-style-name="Preformatted_20_Text">
      <style:text-properties fo:color="#009900" style:font-name="Liberation Mono" fo:font-size="10pt" fo:language="de" fo:country="DE" fo:font-weight="normal" officeooo:rsid="001bd6d7" officeooo:paragraph-rsid="001f05ec" style:font-name-asian="Nimbus Mono L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style:text-properties fo:color="#009900" fo:language="de" fo:country="DE" officeooo:rsid="001bd6d7" officeooo:paragraph-rsid="001bd6d7"/>
    </style:style>
    <style:style style:name="P11" style:family="paragraph" style:parent-style-name="Preformatted_20_Text">
      <style:text-properties fo:color="#cc9900" fo:language="de" fo:country="DE" officeooo:rsid="001bd6d7" officeooo:paragraph-rsid="001bd6d7"/>
    </style:style>
    <style:style style:name="P12" style:family="paragraph" style:parent-style-name="Preformatted_20_Text">
      <style:text-properties fo:color="#cc9900" style:font-name="Liberation Mono" fo:font-size="10pt" fo:language="de" fo:country="DE" fo:font-weight="normal" officeooo:rsid="001bd6d7" officeooo:paragraph-rsid="001bd6d7" style:font-name-asian="Nimbus Mono L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fo:color="#cc9900" style:font-name="Liberation Mono" fo:font-size="10pt" fo:language="de" fo:country="DE" fo:font-weight="normal" officeooo:rsid="001bd6d7" officeooo:paragraph-rsid="001f05ec" style:font-name-asian="Nimbus Mono L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style:text-properties fo:color="#cc9900" style:font-name="Liberation Mono" fo:font-size="10pt" fo:language="de" fo:country="DE" officeooo:rsid="001bd6d7" officeooo:paragraph-rsid="001dbd24" style:font-name-asian="Nimbus Mono L" style:font-size-asian="10pt" style:font-name-complex="Liberation Mono" style:font-size-complex="10pt"/>
    </style:style>
    <style:style style:name="P15" style:family="paragraph" style:parent-style-name="Preformatted_20_Text">
      <style:text-properties fo:color="#cc9900" fo:font-size="10pt" fo:language="de" fo:country="DE" fo:font-weight="normal" officeooo:rsid="001bd6d7" officeooo:paragraph-rsid="001bd6d7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language="de" fo:country="DE" officeooo:rsid="001bd6d7" officeooo:paragraph-rsid="001bd6d7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3333ff" style:font-name="Liberation Mono" fo:font-size="10pt" fo:language="de" fo:country="DE" fo:font-weight="normal" officeooo:rsid="001bd6d7" officeooo:paragraph-rsid="001bd6d7" style:font-name-asian="Nimbus Mono L" style:font-size-asian="10pt" style:font-weight-asian="normal" style:font-name-complex="Liberation Mono" style:font-size-complex="10pt" style:font-weight-complex="normal"/>
    </style:style>
    <style:style style:name="T1" style:family="text">
      <style:text-properties style:font-name="Liberation Mono" style:font-name-asian="Nimbus Mono L" style:font-name-complex="Liberation Mono"/>
    </style:style>
    <style:style style:name="T2" style:family="text">
      <style:text-properties officeooo:rsid="001f05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Installation – Die Grundlagen (Debian8-64Bit):</text:p>
      <text:p text:style-name="P8"/>
      <text:p text:style-name="P8">Docker ist ein „hoch-frequentiertes“ Projekt in welchem es häufig</text:p>
      <text:p text:style-name="P8">Änderungen und neue Releases gibt. Um immer auf einer aktuellen </text:p>
      <text:p text:style-name="P8">Version zu sein empfiehlt es sich, Docker aus dem offiziellem Docker</text:p>
      <text:p text:style-name="P8">Repository zu installieren. Um dies zu ermöglichen gehen sie bitte</text:p>
      <text:p text:style-name="P8">wie folgt vor:</text:p>
      <text:p text:style-name="P8"/>
      <text:p text:style-name="P3">System auf aktuellen Stand bringen:</text:p>
      <text:p text:style-name="P7">sudo apt-get update &amp;&amp; sudo apt-get upgrade -y</text:p>
      <text:p text:style-name="P8"/>
      <text:p text:style-name="P3">„apt-https-transport“ installieren:</text:p>
      <text:p text:style-name="P7">sudo apt-get install apt-transport-https ca-certificates -y</text:p>
      <text:p text:style-name="P8"/>
      <text:p text:style-name="P3">PGP-Key für das Docker Repository hinzufügen:</text:p>
      <text:p text:style-name="P7">sudo apt-key adv --keyserver hkp://p80.pool.sks-keyservers.net:80</text:p>
      <text:p text:style-name="P7"><text:s text:c="3"/>--recv-keys 58118E89F3A912897C070ADBF76221572C52609D</text:p>
      <text:p text:style-name="P8"><text:s/></text:p>
      <text:p text:style-name="P3">Docker Repository hinzufügen:</text:p>
      <text:p text:style-name="P7">touch /etc/apt/sources.list.d/docker.list</text:p>
      <text:p text:style-name="P7">echo „deb https://apt.dockerproject.org/repo debian-jessie main” &gt;&gt;</text:p>
      <text:p text:style-name="P7"><text:s text:c="3"/>/etc/apt/sources.list.d/docker.list</text:p>
      <text:p text:style-name="P8"/>
      <text:p text:style-name="P3">Docker aus Repository installieren:</text:p>
      <text:p text:style-name="P7">sudo apt-get update &amp;&amp; sudo apt-get install docker-engine</text:p>
      <text:p text:style-name="P8"/>
      <text:p text:style-name="P3">Docker Starten/Stoppen und Staus überprüfen:</text:p>
      <text:p text:style-name="P7">sudo service docker start</text:p>
      <text:p text:style-name="P7">sudo service docker stop</text:p>
      <text:p text:style-name="P7">sudo service docker status</text:p>
      <text:p text:style-name="P8"/>
      <text:p text:style-name="P3">Docker Installation testen:</text:p>
      <text:p text:style-name="P7">sudo docker run hello-world</text:p>
      <text:p text:style-name="P3">output:</text:p>
      <text:p text:style-name="P7">Hello from Docker.</text:p>
      <text:p text:style-name="P17">This message shows that your installation appears to be working correctly.</text:p>
      <text:p text:style-name="P3">Weitere Informationen zu Docker siehe:</text:p>
      <text:p text:style-name="P12"><text:a xlink:type="simple" xlink:href="https://docs.docker.com/" text:style-name="Internet_20_link" text:visited-style-name="Visited_20_Internet_20_Link">https://docs.docker.com/</text:a></text:p>
      <text:p text:style-name="P13">https://www.linuxbabe.com/linux-server/install-docker-on-debian-8-jessie-server</text:p>
      <text:p text:style-name="P1"/>
      <text:p text:style-name="P1">Docker GUI – Portainer für einfaches verwalten:</text:p>
      <text:p text:style-name="P1"/>
      <text:p text:style-name="P8">Für den einfachen Einstieg in Docker empfiehlt sich das Grafische</text:p>
      <text:p text:style-name="P8">User Interface Portainer. Portainer bietet eine einfache grafische</text:p>
      <text:p text:style-name="P8">Konfigurations- und Verwaltungsmöglichkeit über ein Web-Interface</text:p>
      <text:p text:style-name="P8">via Web-Browser, unterstützt aber noch nicht alle aktuellen Features.</text:p>
      <text:p text:style-name="P8"/>
      <text:p text:style-name="P3">Installation:</text:p>
      <text:p text:style-name="P7">docker pull portainer/portainer</text:p>
      <text:p text:style-name="P7"/>
      <text:p text:style-name="P7">docker run -d -p 9000:9000 -v /var/run/docker.sock:/var/run/docker.sock portainer/portainer</text:p>
      <text:p text:style-name="P8"/>
      <text:p text:style-name="P3">Portainer Starten/Stoppen:</text:p>
      <text:p text:style-name="P7">docker start portainer</text:p>
      <text:p text:style-name="P7">docker stop portainer</text:p>
      <text:p text:style-name="P8"/>
      <text:p text:style-name="P3">Zugriff auf das Portainer Web-Interface:</text:p>
      <text:p text:style-name="P7"><text:a xlink:type="simple" xlink:href="http://127.0.0.1:9000/" text:style-name="Internet_20_link" text:visited-style-name="Visited_20_Internet_20_Link">http://127.0.0.1:9000</text:a></text:p>
      <text:p text:style-name="P7"/>
      <text:p text:style-name="P3">Weitere Informationen zu Portainer siehe:</text:p>
      <text:p text:style-name="P15"><text:span text:style-name="T1">https://hub.docker.com/r/portainer/portainer/</text:span></text:p>
      <text:p text:style-name="P1"><text:soft-page-break/>Docker Images verwalten - Die Grundlagen:</text:p>
      <text:p text:style-name="P1"/>
      <text:p text:style-name="P9">Die Basis <text:span text:style-name="T2">von Docker Bilden die Images</text:span></text:p>
      <text:p text:style-name="P16"/>
      <text:p text:style-name="P5">Image auf https://hub.docker.com suchen:</text:p>
      <text:p text:style-name="P6">docker search &lt;imageName&gt;</text:p>
      <text:p text:style-name="P10">Bsp:</text:p>
      <text:p text:style-name="P6">docker search debian</text:p>
      <text:p text:style-name="P16"/>
      <text:p text:style-name="P5">Image von https://hub.docker.com herunterladen:</text:p>
      <text:p text:style-name="P6">docker pull &lt;maintainer/imagename:tag&gt;</text:p>
      <text:p text:style-name="P10">Bsp:</text:p>
      <text:p text:style-name="P6">docker pull fugitivus/debian:jessie</text:p>
      <text:p text:style-name="P16"/>
      <text:p text:style-name="P5">Image auf https://hub.docker.com hoch-laden:</text:p>
      <text:p text:style-name="P11">!!! Nur mit Dockerhub Account möglich.</text:p>
      <text:p text:style-name="P11">!!! User muss bereits connected sein.</text:p>
      <text:p text:style-name="P11">!!! siehe docker login --help </text:p>
      <text:p text:style-name="P11"/>
      <text:p text:style-name="P6">docker push &lt;maintainer/imagename:tag&gt;</text:p>
      <text:p text:style-name="P10">Bsp:</text:p>
      <text:p text:style-name="P6">docker push fugitivus/debian:jessie</text:p>
      <text:p text:style-name="P16"/>
      <text:p text:style-name="P5">Image aus Dockerfile erstellen:</text:p>
      <text:p text:style-name="P6">docker build -t &lt;maintainer/imagename:tag&gt; -f &lt;dockerfile&gt; .</text:p>
      <text:p text:style-name="P10">Bsp:</text:p>
      <text:p text:style-name="P6">docker build -t fugitivus/debian:jessie -f debian.docker .</text:p>
      <text:p text:style-name="P16"/>
      <text:p text:style-name="P4">Weitere Informationen:</text:p>
      <text:p text:style-name="P14">docker --help / docker pull –help / docker search –help etc.</text:p>
      <text:p text:style-name="P16"/>
      <text:p text:style-name="P2">Docker Container verwalten - Die Grundlagen:</text:p>
      <text:p text:style-name="P16"/>
      <text:p text:style-name="P5">Docker Container aus Image erstellen:</text:p>
      <text:p text:style-name="P6">docker run --name=&lt;containerLabel&gt; -ti &lt;maintainer/imagename:tag&gt; /bin/bash</text:p>
      <text:p text:style-name="P10">Bsp:</text:p>
      <text:p text:style-name="P6">docker run --name=debian -ti fugitivus/debian:jessie /bin/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20:35:02.840729845</dc:date>
    <meta:editing-duration>PT3H24M28S</meta:editing-duration>
    <meta:editing-cycles>50</meta:editing-cycles>
    <meta:generator>LibreOffice/4.3.3.2$Linux_X86_64 LibreOffice_project/430m0$Build-2</meta:generator>
    <meta:document-statistic meta:table-count="0" meta:image-count="0" meta:object-count="0" meta:page-count="2" meta:paragraph-count="75" meta:word-count="348" meta:character-count="2989" meta:non-whitespace-character-count="2710"/>
  </office:meta>
</office:document-meta>
</file>